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="0.06pt solid #000000" style:vertical-align="top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1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border="0.06pt solid #000000" style:vertical-align="top"/>
      <style:text-properties style:text-position="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b2b2b2" style:text-position=""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order="0.06pt solid #000000" style:vertical-align="top"/>
      <style:text-properties fo:color="#b2b2b2" style:text-position="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 style:data-style-name="N108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style:text-position="" fo:font-weight="bold" style:font-weight-asian="bold" style:font-weight-complex="bold"/>
    </style:style>
    <style:style style:name="ce26" style:family="table-cell" style:parent-style-name="Default" style:data-style-name="N108">
      <style:text-properties style:text-position=""/>
    </style:style>
    <style:style style:name="ce27" style:family="table-cell" style:parent-style-name="Default">
      <style:table-cell-properties fo:border="0.06pt solid #000000" style:vertical-align="top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0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1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32" style:family="table-cell" style:parent-style-name="Default" style:data-style-name="N108">
      <style:table-cell-properties fo:border="0.06pt solid #000000" style:vertical-align="top"/>
      <style:text-properties fo:color="#b2b2b2" style:text-position="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="0.06pt solid #000000" style:vertical-align="top"/>
      <style:text-properties style:text-position=""/>
    </style:style>
    <style:style style:name="ce34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style:text-position="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text-position=""/>
    </style:style>
    <style:style style:name="ce41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style:text-position=""/>
    </style:style>
    <style:style style:name="ce42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style:text-position=""/>
    </style:style>
    <style:style style:name="ce43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44" style:family="table-cell" style:parent-style-name="Default" style:data-style-name="N108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53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7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="0.06pt solid #000000" style:vertical-align="top"/>
    </style:style>
    <style:style style:name="ce7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78" style:family="table-cell" style:parent-style-name="Default" style:data-style-name="N108"/>
    <style:style style:name="ce79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80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82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3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84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8">
      <style:table-cell-properties fo:border="0.06pt solid #000000" style:vertical-align="top"/>
    </style:style>
    <style:style style:name="ce86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7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88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89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90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9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93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94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95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9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Liberation Sans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6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Value / Description</text:p>
          </table:table-cell>
          <table:table-cell table:style-name="ce11" office:value-type="string" calcext:value-type="string">
            <text:p>Order code</text:p>
          </table:table-cell>
          <table:table-cell table:style-name="ce11" office:value-type="string" calcext:value-type="string">
            <text:p>#</text:p>
          </table:table-cell>
          <table:table-cell table:style-name="ce29" office:value-type="string" calcext:value-type="string">
            <text:p>Prize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B2, BMODE</text:p>
          </table:table-cell>
          <table:table-cell table:style-name="ce12" office:value-type="string" calcext:value-type="string">
            <text:p>button; 6x6mm; h=5mm</text:p>
          </table:table-cell>
          <table:table-cell table:style-name="ce12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13" calcext:value-type="currency">
            <text:p>0,13 €</text:p>
          </table:table-cell>
          <table:table-cell table:style-name="ce36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3" office:value-type="string" calcext:value-type="string">
            <text:p>18pF; 2,5mm</text:p>
          </table:table-cell>
          <table:table-cell table:style-name="ce13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currency" office:currency="EUR" office:value="0.06" calcext:value-type="currency">
            <text:p>0,06 €</text:p>
          </table:table-cell>
          <table:table-cell table:style-name="ce37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 office:value-type="string" calcext:value-type="string">
            <text:p>CD1, CD2</text:p>
          </table:table-cell>
          <table:table-cell table:style-name="ce12" office:value-type="string" calcext:value-type="string">
            <text:p>100pF; 2,5mm</text:p>
          </table:table-cell>
          <table:table-cell table:style-name="ce12" office:value-type="string" calcext:value-type="string">
            <text:p><text:a xlink:href="https://www.reichelt.de/Kurzhubtaster/TASTER-9302/3/index.html?ACTION=3;ARTICLE=9266" xlink:type="simple">KERKO 100P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6" calcext:value-type="currency">
            <text:p>0,06 €</text:p>
          </table:table-cell>
          <table:table-cell table:style-name="ce36" table:formula="of:= [.D4] * [.E4]" office:value-type="currency" office:currency="EUR" office:value="0.12" calcext:value-type="currency">
            <text:p>0,12 €</text:p>
          </table:table-cell>
        </table:table-row>
        <table:table-row table:style-name="ro2">
          <table:table-cell table:style-name="ce2" office:value-type="string" calcext:value-type="string">
            <text:p>CB1, CB2, CB3</text:p>
            <text:p><text:span text:style-name="T1">CM1, CM2, CM3,</text:span></text:p>
            <text:p>CD3, CS1, CS2</text:p>
          </table:table-cell>
          <table:table-cell table:style-name="ce14" office:value-type="string" calcext:value-type="string">
            <text:p>100nF; 2,5mm</text:p>
          </table:table-cell>
          <table:table-cell table:style-name="ce14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5" office:value-type="string" calcext:value-type="string">
            <text:p>47µF; 2mm; d=5mm</text:p>
          </table:table-cell>
          <table:table-cell table:style-name="ce15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03" calcext:value-type="currency">
            <text:p>0,03 €</text:p>
          </table:table-cell>
          <table:table-cell table:style-name="ce38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12" office:value-type="string" calcext:value-type="string">
            <text:p>fast, low cap</text:p>
          </table:table-cell>
          <table:table-cell table:style-name="ce12" office:value-type="string" calcext:value-type="string">
            <text:p><text:a xlink:href="https://www.reichelt.de/1N-UF-AA-Dioden/1N-4151-DIO/3/index.html?ACTION=3&amp;LA=446&amp;ARTICLE=1732&amp;GROUPID=2987&amp;artnr=1N+4151+DIO" xlink:type="simple">1N 4151 DIO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2" calcext:value-type="currency">
            <text:p>0,02 €</text:p>
          </table:table-cell>
          <table:table-cell table:style-name="ce36" table:formula="of:= [.D7] * [.E7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2" office:value-type="string" calcext:value-type="string">
            <text:p>low drop</text:p>
          </table:table-cell>
          <table:table-cell table:style-name="ce12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6" calcext:value-type="currency">
            <text:p>0,06 €</text:p>
          </table:table-cell>
          <table:table-cell table:style-name="ce36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ICD</text:p>
          </table:table-cell>
          <table:table-cell table:style-name="ce16" office:value-type="string" calcext:value-type="string" table:number-columns-spanned="1" table:number-rows-spanned="2">
            <text:p>driver rs485</text:p>
          </table:table-cell>
          <table:table-cell table:style-name="ce13" office:value-type="string" calcext:value-type="string">
            <text:p><text:a xlink:href="https://www.reichelt.de/1N-UF-AA-Dioden/1N-4151-DIO/3/index.html?ACTION=3;ARTICLE=19202" xlink:type="simple">SN 75176BP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currency" office:currency="EUR" office:value="0.34" calcext:value-type="currency">
            <text:p>0,34 €</text:p>
          </table:table-cell>
          <table:table-cell table:style-name="ce37" table:formula="of:= [.D9] * [.E9]" office:value-type="currency" office:currency="EUR" office:value="0.34" calcext:value-type="currency">
            <text:p>0,34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1N-UF-AA-Dioden/1N-4151-DIO/3/index.html?ACTION=3;ARTICLE=107974" xlink:type="simple">ADM 485 JN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currency" office:currency="EUR" office:value="1.99" calcext:value-type="currency">
            <text:p>1,9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CL1, ICL2</text:p>
          </table:table-cell>
          <table:table-cell table:style-name="ce12" office:value-type="string" calcext:value-type="string">
            <text:p>transistor array</text:p>
          </table:table-cell>
          <table:table-cell table:style-name="ce12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27" office:value-type="float" office:value="2" calcext:value-type="float">
            <text:p>2</text:p>
          </table:table-cell>
          <table:table-cell table:style-name="ce24" office:value-type="currency" office:currency="EUR" office:value="0.32" calcext:value-type="currency">
            <text:p>0,32 €</text:p>
          </table:table-cell>
          <table:table-cell table:style-name="ce36" table:formula="of:= [.D11] * [.E11]" office:value-type="currency" office:currency="EUR" office:value="0.64" calcext:value-type="currency">
            <text:p>0,64 €</text:p>
          </table:table-cell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2" office:value-type="string" calcext:value-type="string">
            <text:p>atmega 328P</text:p>
          </table:table-cell>
          <table:table-cell table:style-name="ce12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2.5" calcext:value-type="currency">
            <text:p>2,50 €</text:p>
          </table:table-cell>
          <table:table-cell table:style-name="ce36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5" office:value-type="string" calcext:value-type="string">
            <text:p>low-drop; 5V; 1A</text:p>
          </table:table-cell>
          <table:table-cell table:style-name="ce15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51" calcext:value-type="currency">
            <text:p>0,51 €</text:p>
          </table:table-cell>
          <table:table-cell table:style-name="ce38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D1, JD2, JD3, JD4</text:p>
          </table:table-cell>
          <table:table-cell table:style-name="ce18" office:value-type="string" calcext:value-type="string" table:number-columns-spanned="1" table:number-rows-spanned="2">
            <text:p>jumper; 1x2 pins</text:p>
          </table:table-cell>
          <table:table-cell table:style-name="ce12" office:value-type="string" calcext:value-type="string">
            <text:p><text:a xlink:href="https://www.reichelt.de/Stiftleisten/SL-1X36G-2-54/3/index.html?ACTION=3&amp;LA=446&amp;ARTICLE=19504&amp;GROUPID=7434&amp;artnr=SL+1X36G+2%2C54" xlink:type="simple">SL 1X36G 2,54</text:a></text:p>
          </table:table-cell>
          <table:table-cell table:style-name="ce12" office:value-type="float" office:value="0.25" calcext:value-type="float">
            <text:p>0,25</text:p>
          </table:table-cell>
          <table:table-cell table:style-name="ce24" office:value-type="currency" office:currency="EUR" office:value="0.17" calcext:value-type="currency">
            <text:p>0,17 €</text:p>
          </table:table-cell>
          <table:table-cell table:style-name="ce36" table:formula="of:= [.D14] * [.E14]" office:value-type="currency" office:currency="EUR" office:value="0.0425" calcext:value-type="currency">
            <text:p>0,04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Stiftleisten/RND-205-00623/3/index.html?ACTION=3&amp;LA=2&amp;ARTICLE=208849&amp;GROUPID=7434&amp;artnr=RND+205-00623" xlink:type="simple">RND 205-00623</text:a>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currency" office:currency="EUR" office:value="0.04" calcext:value-type="currency">
            <text:p>0,04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302, J304, J305</text:p>
          </table:table-cell>
          <table:table-cell table:style-name="ce12" office:value-type="string" calcext:value-type="string">
            <text:p>special pin head; 1x2 pins</text:p>
          </table:table-cell>
          <table:table-cell table:style-name="ce12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6] * [.E1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2" office:value-type="string" calcext:value-type="string">
            <text:p>J301, J303</text:p>
          </table:table-cell>
          <table:table-cell table:style-name="ce12" office:value-type="string" calcext:value-type="string">
            <text:p>special pin head; 1x3 pins</text:p>
          </table:table-cell>
          <table:table-cell table:style-name="ce12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7] * [.E17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2" office:value-type="string" calcext:value-type="string">
            <text:p>JP6</text:p>
          </table:table-cell>
          <table:table-cell table:style-name="ce12" office:value-type="string" calcext:value-type="string">
            <text:p>special pin head; 90°; 1x6 pins</text:p>
          </table:table-cell>
          <table:table-cell table:style-name="ce14" office:value-type="string" calcext:value-type="string">
            <text:p><text:span text:style-name="T2"><text:a xlink:href="https://www.reichelt.de/Platinen-Steckverbinder/PSS-254-2G/3/index.html?ACTION=3;ARTICLE=217631" xlink:type="simple">PSS 254/6W</text:a>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4" calcext:value-type="currency">
            <text:p>0,14 €</text:p>
          </table:table-cell>
          <table:table-cell table:style-name="ce36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T</text:p>
          </table:table-cell>
          <table:table-cell table:style-name="ce18" office:value-type="string" calcext:value-type="string" table:number-columns-spanned="1" table:number-rows-spanned="2">
            <text:p>female header; 1x4 pins</text:p>
          </table:table-cell>
          <table:table-cell table:style-name="ce12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6" calcext:value-type="currency">
            <text:p>0,16 €</text:p>
          </table:table-cell>
          <table:table-cell table:style-name="ce36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23" office:value-type="float" office:value="0.25" calcext:value-type="float">
            <text:p>0,25</text:p>
          </table:table-cell>
          <table:table-cell table:style-name="ce32" office:value-type="currency" office:currency="EUR" office:value="0.27" calcext:value-type="currency">
            <text:p>0,27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2" office:value-type="string" calcext:value-type="string">
            <text:p>box header; 2x3 pins</text:p>
          </table:table-cell>
          <table:table-cell table:style-name="ce12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6" calcext:value-type="currency">
            <text:p>0,16 €</text:p>
          </table:table-cell>
          <table:table-cell table:style-name="ce36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2" office:value-type="string" calcext:value-type="string">
            <text:p>J201, J202</text:p>
          </table:table-cell>
          <table:table-cell table:style-name="ce12" office:value-type="string" calcext:value-type="string">
            <text:p>box header; 2x5 pins</text:p>
          </table:table-cell>
          <table:table-cell table:style-name="ce12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9" calcext:value-type="currency">
            <text:p>0,09 €</text:p>
          </table:table-cell>
          <table:table-cell table:style-name="ce36" table:formula="of:= [.D22] * [.E2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2" office:value-type="string" calcext:value-type="string">
            <text:p>JLED1, JLED2</text:p>
          </table:table-cell>
          <table:table-cell table:style-name="ce12" office:value-type="string" calcext:value-type="string">
            <text:p>micromatch; 2x3 pins</text:p>
          </table:table-cell>
          <table:table-cell table:style-name="ce12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31" calcext:value-type="currency">
            <text:p>0,31 €</text:p>
          </table:table-cell>
          <table:table-cell table:style-name="ce36" table:formula="of:= [.D23] * [.E23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19" office:value-type="string" calcext:value-type="string">
            <text:p>connecting teminal; 2x</text:p>
          </table:table-cell>
          <table:table-cell table:style-name="ce24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currency" office:currency="EUR" office:value="0.31" calcext:value-type="currency">
            <text:p>0,31 €</text:p>
          </table:table-cell>
          <table:table-cell table:style-name="ce40" table:formula="of:= [.D24] * [.E24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D1</text:p>
          </table:table-cell>
          <table:table-cell table:style-name="ce13" office:value-type="string" calcext:value-type="string">
            <text:p>3mm; 2mA; green</text:p>
          </table:table-cell>
          <table:table-cell table:style-name="ce13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currency" office:currency="EUR" office:value="0.133" calcext:value-type="currency">
            <text:p>0,13 €</text:p>
          </table:table-cell>
          <table:table-cell table:style-name="ce41" table:formula="of:= [.D25] * [.E25]" office:value-type="currency" office:currency="EUR" office:value="0.133" calcext:value-type="currency">
            <text:p>0,13 €</text:p>
          </table:table-cell>
        </table:table-row>
        <table:table-row table:style-name="ro1">
          <table:covered-table-cell table:style-name="ce2"/>
          <table:table-cell table:style-name="ce20" office:value-type="string" calcext:value-type="string">
            <text:p>3mm; green</text:p>
          </table:table-cell>
          <table:table-cell table:style-name="ce23" office:value-type="string" calcext:value-type="string">
            <text:p><text:a xlink:href="https://www.reichelt.de/Platinen-Steckverbinder/PSK-254-2W/3/index.html?ACTION=3;ARTICLE=6829" xlink:type="simple">LED 3MM ST GN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LD2, LS</text:p>
          </table:table-cell>
          <table:table-cell table:style-name="ce12" office:value-type="string" calcext:value-type="string">
            <text:p>3mm; 2mA, red</text:p>
          </table:table-cell>
          <table:table-cell table:style-name="ce12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9" calcext:value-type="currency">
            <text:p>0,09 €</text:p>
          </table:table-cell>
          <table:table-cell table:style-name="ce40" table:formula="of:= [.D27] * [.E27]" office:value-type="currency" office:currency="EUR" office:value="0.18" calcext:value-type="currency">
            <text:p>0,18 €</text:p>
          </table:table-cell>
        </table:table-row>
        <table:table-row table:style-name="ro1">
          <table:covered-table-cell table:style-name="ce2"/>
          <table:table-cell table:style-name="ce20" office:value-type="string" calcext:value-type="string">
            <text:p>3mm; red</text:p>
          </table:table-cell>
          <table:table-cell table:style-name="ce23" office:value-type="string" calcext:value-type="string">
            <text:p><text:a xlink:href="https://www.reichelt.de/Platinen-Steckverbinder/PSK-254-2W/3/index.html?ACTION=3;ARTICLE=6828" xlink:type="simple">LED 3MM ST RT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LED3</text:p>
          </table:table-cell>
          <table:table-cell table:style-name="ce15" office:value-type="string" calcext:value-type="string">
            <text:p>RGB-led; smd</text:p>
          </table:table-cell>
          <table:table-cell table:style-name="ce25" office:value-type="string" calcext:value-type="string">
            <text:p><text:a xlink:href="https://www.ebay.de/itm/LRTBG6TG-RGB-PLCC6-6-LEAD-MULTILED-rot-grun-blau-LED-OSRAM-100-Stuck-/191014679655" xlink:type="simple">LRTBG6TG (other)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4" calcext:value-type="currency">
            <text:p>0,40 €</text:p>
          </table:table-cell>
          <table:table-cell table:style-name="ce42" table:formula="of:= [.D29] * [.E29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8" office:value-type="string" calcext:value-type="string">
            <text:p>Q1</text:p>
          </table:table-cell>
          <table:table-cell table:style-name="ce21" office:value-type="string" calcext:value-type="string">
            <text:p>crystal; 16 MHz</text:p>
          </table:table-cell>
          <table:table-cell table:style-name="ce21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34" office:value-type="currency" office:currency="EUR" office:value="0.22" calcext:value-type="currency">
            <text:p>0,22 €</text:p>
          </table:table-cell>
          <table:table-cell table:style-name="ce43" table:formula="of:= [.D30] * [.E30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style-name="ce6" office:value-type="string" calcext:value-type="string">
            <text:p>RD3</text:p>
          </table:table-cell>
          <table:table-cell table:style-name="ce1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1] * [.E31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6" office:value-type="string" calcext:value-type="string">
            <text:p>RD4</text:p>
          </table:table-cell>
          <table:table-cell table:style-name="ce1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2] * [.E32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L1B, RL1G, RL2B,</text:p>
            <text:p>RL2G, RL3B, RL3G</text:p>
          </table:table-cell>
          <table:table-cell table:style-name="ce17"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3] * [.E33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6" office:value-type="string" calcext:value-type="string">
            <text:p>RL1R, RL2R, RL3R</text:p>
          </table:table-cell>
          <table:table-cell table:style-name="ce17" office:value-type="float" office:value="40.4" calcext:value-type="float">
            <text:p>40,4</text:p>
          </table:table-cell>
          <table:table-cell table:style-name="ce12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4] * [.E34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6" office:value-type="string" calcext:value-type="string">
            <text:p>RL1I, RL2I, RD1,</text:p>
            <text:p>RD6</text:p>
          </table:table-cell>
          <table:table-cell table:style-name="ce17" office:value-type="float" office:value="150" calcext:value-type="float">
            <text:p>150</text:p>
          </table:table-cell>
          <table:table-cell table:style-name="ce12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27" office:value-type="float" office:value="4" calcext:value-type="float">
            <text:p>4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5] * [.E35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9" office:value-type="string" calcext:value-type="string">
            <text:p>RP</text:p>
          </table:table-cell>
          <table:table-cell table:style-name="ce17" office:value-type="float" office:value="300" calcext:value-type="float">
            <text:p>300</text:p>
          </table:table-cell>
          <table:table-cell table:style-name="ce12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6] * [.E36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B1, RB3, RB5,</text:p>
            <text:p>RD5, RD7</text:p>
          </table:table-cell>
          <table:table-cell table:style-name="ce17" office:value-type="string" calcext:value-type="string">
            <text:p>1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7] * [.E37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RLD1, RLD2, RLS</text:p>
          </table:table-cell>
          <table:table-cell table:style-name="ce17" office:value-type="string" calcext:value-type="string">
            <text:p>2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27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8] * [.E38]" office:value-type="currency" office:currency="EUR" office:value="0.15" calcext:value-type="currency">
            <text:p>0,15 €</text:p>
          </table:table-cell>
        </table:table-row>
        <table:table-row table:style-name="ro1">
          <table:covered-table-cell table:style-name="ce6"/>
          <table:table-cell table:style-name="ce20" office:value-type="float" office:value="300" calcext:value-type="float">
            <text:p>300</text:p>
          </table:table-cell>
          <table:table-cell table:style-name="ce2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currency" office:currency="EUR" office:value="0.05" calcext:value-type="currency">
            <text:p>0,05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3">
          <table:table-cell table:style-name="ce6" office:value-type="string" calcext:value-type="string">
            <text:p>RB2, RB4, RB6,</text:p>
            <text:p>RD8, RD9</text:p>
          </table:table-cell>
          <table:table-cell table:style-name="ce17" office:value-type="string" calcext:value-type="string">
            <text:p>10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40] * [.E40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10" office:value-type="string" calcext:value-type="string">
            <text:p>RD2</text:p>
          </table:table-cell>
          <table:table-cell table:style-name="ce22" office:value-type="string" calcext:value-type="string">
            <text:p>100k</text:p>
          </table:table-cell>
          <table:table-cell table:style-name="ce15" office:value-type="string" calcext:value-type="string">
            <text:p><text:a xlink:href="https://www.reichelt.de/Platinen-Steckverbinder/PSK-254-2W/3/index.html?ACTION=3;ARTICLE=11458" xlink:type="simple">METALL 100K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05" calcext:value-type="currency">
            <text:p>0,05 €</text:p>
          </table:table-cell>
          <table:table-cell table:style-name="ce38" table:formula="of:= [.D41] * [.E41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8" table:formula="of:= SUM([.F2:.F41])" office:value-type="currency" office:currency="EUR" office:value="9.7055" calcext:value-type="currency" table:number-columns-spanned="3" table:number-rows-spanned="1">
            <text:p>9,71 €</text:p>
          </table:table-cell>
          <table:covered-table-cell/>
          <table:covered-table-cell table:style-name="ce4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8"/>
        <table:table-column table:style-name="co2" table:default-cell-style-name="Default"/>
        <table:table-column table:style-name="co3" table:default-cell-style-name="ce78"/>
        <table:table-column table:style-name="co3" table:default-cell-style-name="Default"/>
        <table:table-row table:style-name="ro1">
          <table:table-cell table:style-name="ce53" office:value-type="string" calcext:value-type="string">
            <text:p>Related Part</text:p>
          </table:table-cell>
          <table:table-cell table:style-name="ce63" office:value-type="string" calcext:value-type="string">
            <text:p>Value / Description</text:p>
          </table:table-cell>
          <table:table-cell table:style-name="ce63" office:value-type="string" calcext:value-type="string">
            <text:p>Order code</text:p>
          </table:table-cell>
          <table:table-cell table:style-name="ce63" office:value-type="string" calcext:value-type="string">
            <text:p>#</text:p>
          </table:table-cell>
          <table:table-cell table:style-name="ce81" office:value-type="string" calcext:value-type="string">
            <text:p>Prize</text:p>
          </table:table-cell>
          <table:table-cell table:style-name="ce87" office:value-type="string" calcext:value-type="string">
            <text:p>Sum</text:p>
          </table:table-cell>
        </table:table-row>
        <table:table-row table:style-name="ro1">
          <table:table-cell table:style-name="ce97" office:value-type="string" calcext:value-type="string">
            <text:p>ICL1, ICL2</text:p>
          </table:table-cell>
          <table:table-cell table:style-name="ce99" office:value-type="string" calcext:value-type="string">
            <text:p>ic socket; 2x8</text:p>
          </table:table-cell>
          <table:table-cell table:style-name="ce65" office:value-type="string" calcext:value-type="string">
            <text:p><text:a xlink:href="https://www.reichelt.de/?ACTION=3;ARTICLE=8208" xlink:type="simple">GS 16</text:a></text:p>
          </table:table-cell>
          <table:table-cell table:style-name="ce65" office:value-type="float" office:value="2" calcext:value-type="float">
            <text:p>2</text:p>
          </table:table-cell>
          <table:table-cell table:style-name="ce82" office:value-type="currency" office:currency="EUR" office:value="0.05" calcext:value-type="currency">
            <text:p>0,05 €</text:p>
          </table:table-cell>
          <table:table-cell table:style-name="ce89" table:formula="of:= [.D2] * [.E2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62" office:value-type="string" calcext:value-type="string">
            <text:p>ICM</text:p>
          </table:table-cell>
          <table:table-cell table:style-name="ce100" office:value-type="string" calcext:value-type="string">
            <text:p>ic socket; 2x14</text:p>
          </table:table-cell>
          <table:table-cell table:style-name="ce67" office:value-type="string" calcext:value-type="string">
            <text:p><text:a xlink:href="https://www.reichelt.de/?ACTION=3;ARTICLE=86281" xlink:type="simple">GS 28-S</text:a></text:p>
          </table:table-cell>
          <table:table-cell table:style-name="ce67" office:value-type="float" office:value="1" calcext:value-type="float">
            <text:p>1</text:p>
          </table:table-cell>
          <table:table-cell table:style-name="ce83" office:value-type="currency" office:currency="EUR" office:value="0.1" calcext:value-type="currency">
            <text:p>0,10 €</text:p>
          </table:table-cell>
          <table:table-cell table:style-name="ce90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97" office:value-type="string" calcext:value-type="string">
            <text:p>J302, J304, J305</text:p>
          </table:table-cell>
          <table:table-cell table:style-name="ce99" office:value-type="string" calcext:value-type="string">
            <text:p>special socket; 1x2 pins</text:p>
          </table:table-cell>
          <table:table-cell table:style-name="ce65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65" office:value-type="float" office:value="3" calcext:value-type="float">
            <text:p>3</text:p>
          </table:table-cell>
          <table:table-cell table:style-name="ce82" office:value-type="currency" office:currency="EUR" office:value="0.01" calcext:value-type="currency">
            <text:p>0,01 €</text:p>
          </table:table-cell>
          <table:table-cell table:style-name="ce89" table:formula="of:= [.D4] * [.E4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58" office:value-type="string" calcext:value-type="string">
            <text:p>J301, J303</text:p>
          </table:table-cell>
          <table:table-cell table:style-name="ce101" office:value-type="string" calcext:value-type="string">
            <text:p>special socket; 1x3 pins</text:p>
          </table:table-cell>
          <table:table-cell table:style-name="ce64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64" office:value-type="float" office:value="2" calcext:value-type="float">
            <text:p>2</text:p>
          </table:table-cell>
          <table:table-cell table:style-name="ce76" office:value-type="currency" office:currency="EUR" office:value="0.01" calcext:value-type="currency">
            <text:p>0,01 €</text:p>
          </table:table-cell>
          <table:table-cell table:style-name="ce88" table:formula="of:= [.D5] * [.E5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58" office:value-type="string" calcext:value-type="string">
            <text:p>JP6</text:p>
          </table:table-cell>
          <table:table-cell table:style-name="ce101" office:value-type="string" calcext:value-type="string">
            <text:p>special socket; 1x6 pins</text:p>
          </table:table-cell>
          <table:table-cell table:style-name="ce64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64" office:value-type="float" office:value="1" calcext:value-type="float">
            <text:p>1</text:p>
          </table:table-cell>
          <table:table-cell table:style-name="ce76" office:value-type="currency" office:currency="EUR" office:value="0.07" calcext:value-type="currency">
            <text:p>0,07 €</text:p>
          </table:table-cell>
          <table:table-cell table:style-name="ce88" table:formula="of:= [.D6] * [.E6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62" office:value-type="string" calcext:value-type="string">
            <text:p>J301, J302, J303, J304,</text:p>
            <text:p>J305, JP6</text:p>
          </table:table-cell>
          <table:table-cell table:style-name="ce100" office:value-type="string" calcext:value-type="string">
            <text:p>pins for special connector</text:p>
          </table:table-cell>
          <table:table-cell table:style-name="ce67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67" office:value-type="string" calcext:value-type="string">
            <text:p>18</text:p>
            <text:p>(20)</text:p>
          </table:table-cell>
          <table:table-cell table:style-name="ce83" office:value-type="currency" office:currency="EUR" office:value="0.29" calcext:value-type="currency">
            <text:p>0,29 €</text:p>
          </table:table-cell>
          <table:table-cell table:style-name="ce90" table:formula="of:= 1*[.E7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98" office:value-type="string" calcext:value-type="string">
            <text:p>JLED1, JLED2</text:p>
          </table:table-cell>
          <table:table-cell table:style-name="ce102" office:value-type="string" calcext:value-type="string">
            <text:p>micromatch; 2x3 pins</text:p>
          </table:table-cell>
          <table:table-cell table:style-name="ce73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73" office:value-type="float" office:value="2" calcext:value-type="float">
            <text:p>2</text:p>
          </table:table-cell>
          <table:table-cell table:style-name="ce86" office:value-type="currency" office:currency="EUR" office:value="0.24" calcext:value-type="currency">
            <text:p>0,24 €</text:p>
          </table:table-cell>
          <table:table-cell table:style-name="ce95" table:formula="of:= [.D8] * [.E8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98" office:value-type="string" calcext:value-type="string">
            <text:p>J201, J202</text:p>
          </table:table-cell>
          <table:table-cell table:style-name="ce102" office:value-type="string" calcext:value-type="string">
            <text:p>connector for box header</text:p>
          </table:table-cell>
          <table:table-cell table:style-name="ce73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73" office:value-type="float" office:value="2" calcext:value-type="float">
            <text:p>2</text:p>
          </table:table-cell>
          <table:table-cell table:style-name="ce86" office:value-type="currency" office:currency="EUR" office:value="0.09" calcext:value-type="currency">
            <text:p>0,09 €</text:p>
          </table:table-cell>
          <table:table-cell table:style-name="ce95" table:formula="of:= [.D9] * [.E9]" office:value-type="currency" office:currency="EUR" office:value="0.18" calcext:value-type="currency">
            <text:p>0,18 €</text:p>
          </table:table-cell>
        </table:table-row>
        <table:table-row table:style-name="ro3">
          <table:table-cell table:style-name="ce97" office:value-type="string" calcext:value-type="string">
            <text:p>J501</text:p>
          </table:table-cell>
          <table:table-cell table:style-name="ce99" office:value-type="string" calcext:value-type="string">
            <text:p>wire; 2x0,75mm²; power</text:p>
          </table:table-cell>
          <table:table-cell table:style-name="ce65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65" office:value-type="string" calcext:value-type="string">
            <text:p>1</text:p>
            <text:p>(50)</text:p>
          </table:table-cell>
          <table:table-cell table:style-name="ce82" office:value-type="currency" office:currency="EUR" office:value="10.3" calcext:value-type="currency">
            <text:p>10,30 €</text:p>
          </table:table-cell>
          <table:table-cell table:style-name="ce89" table:formula="of:= 1* [.E10] / 50" office:value-type="currency" office:currency="EUR" office:value="0.206" calcext:value-type="currency">
            <text:p>0,21 €</text:p>
          </table:table-cell>
        </table:table-row>
        <table:table-row table:style-name="ro3">
          <table:table-cell table:style-name="ce62" office:value-type="string" calcext:value-type="string">
            <text:p>J201, J202</text:p>
          </table:table-cell>
          <table:table-cell table:style-name="ce100" office:value-type="string" calcext:value-type="string">
            <text:p>wire; 10x0,1mm²; data</text:p>
          </table:table-cell>
          <table:table-cell table:style-name="ce67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67" office:value-type="string" calcext:value-type="string">
            <text:p>1</text:p>
            <text:p>(30)</text:p>
          </table:table-cell>
          <table:table-cell table:style-name="ce83" office:value-type="currency" office:currency="EUR" office:value="8.6" calcext:value-type="currency">
            <text:p>8,60 €</text:p>
          </table:table-cell>
          <table:table-cell table:style-name="ce90" table:formula="of:= 1 * [.E11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58" office:value-type="string" calcext:value-type="string">
            <text:p>JLED1, JLED2, JT</text:p>
          </table:table-cell>
          <table:table-cell table:style-name="ce69" office:value-type="string" calcext:value-type="string">
            <text:p>shrink tubing; d=1,6mm; black</text:p>
          </table:table-cell>
          <table:table-cell table:style-name="ce64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64" office:value-type="string" calcext:value-type="string">
            <text:p>1</text:p>
            <text:p>(10)</text:p>
          </table:table-cell>
          <table:table-cell table:style-name="ce76" office:value-type="currency" office:currency="EUR" office:value="0.25" calcext:value-type="currency">
            <text:p>0,25 €</text:p>
          </table:table-cell>
          <table:table-cell table:style-name="ce88" table:formula="of:= 1 * [.E12] / 10" office:value-type="currency" office:currency="EUR" office:value="0.025" calcext:value-type="currency">
            <text:p>0,03 €</text:p>
          </table:table-cell>
        </table:table-row>
        <table:table-row table:style-name="ro1">
          <table:table-cell table:style-name="ce58" office:value-type="string" calcext:value-type="string">
            <text:p>J501</text:p>
          </table:table-cell>
          <table:table-cell table:style-name="ce69" office:value-type="string" calcext:value-type="string">
            <text:p>switch; power supply</text:p>
          </table:table-cell>
          <table:table-cell table:style-name="ce64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64" office:value-type="float" office:value="1" calcext:value-type="float">
            <text:p>1</text:p>
          </table:table-cell>
          <table:table-cell table:style-name="ce76" office:value-type="currency" office:currency="EUR" office:value="0.81" calcext:value-type="currency">
            <text:p>0,81 €</text:p>
          </table:table-cell>
          <table:table-cell table:style-name="ce88" table:formula="of:= [.D13] * [.E13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59" office:value-type="string" calcext:value-type="string" table:number-columns-spanned="1" table:number-rows-spanned="2">
            <text:p>B1, B2, BMODE</text:p>
          </table:table-cell>
          <table:table-cell table:style-name="ce70" office:value-type="string" calcext:value-type="string" table:number-columns-spanned="1" table:number-rows-spanned="2">
            <text:p>button; signal</text:p>
          </table:table-cell>
          <table:table-cell table:style-name="ce64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64" office:value-type="float" office:value="3" calcext:value-type="float">
            <text:p>3</text:p>
          </table:table-cell>
          <table:table-cell table:style-name="ce76" office:value-type="currency" office:currency="EUR" office:value="0.47" calcext:value-type="currency">
            <text:p>0,47 €</text:p>
          </table:table-cell>
          <table:table-cell table:style-name="ce88" table:formula="of:= [.D14] * [.E14]" office:value-type="currency" office:currency="EUR" office:value="1.41" calcext:value-type="currency">
            <text:p>1,41 €</text:p>
          </table:table-cell>
        </table:table-row>
        <table:table-row table:style-name="ro3">
          <table:covered-table-cell table:style-name="ce58"/>
          <table:covered-table-cell table:style-name="ce69"/>
          <table:table-cell table:style-name="ce75" office:value-type="string" calcext:value-type="string">
            <text:p><text:a xlink:href="https://www.amazon.de/gp/product/B01FDJLRRW/ref=oh_aui_detailpage_o01_s00?ie=UTF8&amp;psc=1" xlink:type="simple">Amazon</text:a></text:p>
          </table:table-cell>
          <table:table-cell table:style-name="ce75" office:value-type="string" calcext:value-type="string">
            <text:p>3</text:p>
            <text:p>(5)</text:p>
          </table:table-cell>
          <table:table-cell table:style-name="ce84" office:value-type="currency" office:currency="EUR" office:value="5.99" calcext:value-type="currency">
            <text:p>5,99 €</text:p>
          </table:table-cell>
          <table:table-cell table:style-name="ce91" office:value-type="string" calcext:value-type="string">
            <text:p>-</text:p>
          </table:table-cell>
        </table:table-row>
        <table:table-row table:style-name="ro1">
          <table:table-cell table:style-name="ce97" office:value-type="string" calcext:value-type="string">
            <text:p>J501</text:p>
          </table:table-cell>
          <table:table-cell table:style-name="ce99" office:value-type="string" calcext:value-type="string">
            <text:p>battery; 9V</text:p>
          </table:table-cell>
          <table:table-cell table:style-name="ce65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65" office:value-type="float" office:value="1" calcext:value-type="float">
            <text:p>1</text:p>
          </table:table-cell>
          <table:table-cell table:style-name="ce82" office:value-type="currency" office:currency="EUR" office:value="0.99" calcext:value-type="currency">
            <text:p>0,99 €</text:p>
          </table:table-cell>
          <table:table-cell table:style-name="ce89" table:formula="of:= [.D16] * [.E16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62" office:value-type="string" calcext:value-type="string">
            <text:p>J501</text:p>
          </table:table-cell>
          <table:table-cell table:style-name="ce100" office:value-type="string" calcext:value-type="string">
            <text:p>battery clip</text:p>
          </table:table-cell>
          <table:table-cell table:style-name="ce67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67" office:value-type="float" office:value="1" calcext:value-type="float">
            <text:p>1</text:p>
          </table:table-cell>
          <table:table-cell table:style-name="ce83" office:value-type="currency" office:currency="EUR" office:value="0.67" calcext:value-type="currency">
            <text:p>0,67 €</text:p>
          </table:table-cell>
          <table:table-cell table:style-name="ce90" table:formula="of:= [.D17] * [.E17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58" office:value-type="string" calcext:value-type="string">
            <text:p>J301, J303</text:p>
          </table:table-cell>
          <table:table-cell table:style-name="ce101" office:value-type="string" calcext:value-type="string">
            <text:p>IR led; 5mm</text:p>
          </table:table-cell>
          <table:table-cell table:style-name="ce64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64" office:value-type="float" office:value="2" calcext:value-type="float">
            <text:p>2</text:p>
          </table:table-cell>
          <table:table-cell table:style-name="ce76" office:value-type="currency" office:currency="EUR" office:value="0.26" calcext:value-type="currency">
            <text:p>0,26 €</text:p>
          </table:table-cell>
          <table:table-cell table:style-name="ce88" table:formula="of:= [.D18] * [.E18]" office:value-type="currency" office:currency="EUR" office:value="0.52" calcext:value-type="currency">
            <text:p>0,52 €</text:p>
          </table:table-cell>
        </table:table-row>
        <table:table-row table:style-name="ro3">
          <table:table-cell table:style-name="ce59" office:value-type="string" calcext:value-type="string" table:number-columns-spanned="1" table:number-rows-spanned="2">
            <text:p>JLED1, JLED2</text:p>
          </table:table-cell>
          <table:table-cell table:style-name="ce103" office:value-type="string" calcext:value-type="string" table:number-columns-spanned="1" table:number-rows-spanned="2">
            <text:p>RGB led; 5-8mm</text:p>
          </table:table-cell>
          <table:table-cell table:style-name="ce79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64" office:value-type="string" calcext:value-type="string">
            <text:p>2</text:p>
            <text:p>(100)</text:p>
          </table:table-cell>
          <table:table-cell table:style-name="ce76" office:value-type="currency" office:currency="EUR" office:value="7.99" calcext:value-type="currency">
            <text:p>7,99 €</text:p>
          </table:table-cell>
          <table:table-cell table:style-name="ce88" table:formula="of:= 2 * [.E19] / 100" office:value-type="currency" office:currency="EUR" office:value="0.1598" calcext:value-type="currency">
            <text:p>0,16 €</text:p>
          </table:table-cell>
        </table:table-row>
        <table:table-row table:style-name="ro1">
          <table:covered-table-cell table:style-name="ce62"/>
          <table:covered-table-cell table:style-name="ce74"/>
          <table:table-cell table:style-name="ce75" office:value-type="string" calcext:value-type="string">
            <text:p><text:a xlink:href="https://www.reichelt.de/LEDs-Blink-Multi-Color/LED-RGB-5-DIFFUS/3/index.html?ACTION=3&amp;LA=2&amp;ARTICLE=10241&amp;GROUPID=3022&amp;artnr=LED+RGB-5+DIFFUS" xlink:type="simple">LED RGB-5 DIFFUS</text:a>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currency" office:currency="EUR" office:value="1.7" calcext:value-type="currency">
            <text:p>1,70 €</text:p>
          </table:table-cell>
          <table:table-cell table:style-name="ce91" office:value-type="string" calcext:value-type="string">
            <text:p>-</text:p>
          </table:table-cell>
        </table:table-row>
        <table:table-row table:style-name="ro3">
          <table:table-cell table:style-name="ce97" office:value-type="string" calcext:value-type="string">
            <text:p>ICS</text:p>
          </table:table-cell>
          <table:table-cell table:style-name="ce104" office:value-type="string" calcext:value-type="string">
            <text:p>screw; m3; 8mm</text:p>
          </table:table-cell>
          <table:table-cell table:style-name="ce65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65" office:value-type="string" calcext:value-type="string">
            <text:p>1</text:p>
            <text:p>(200)</text:p>
          </table:table-cell>
          <table:table-cell table:style-name="ce82" office:value-type="currency" office:currency="EUR" office:value="1.99" calcext:value-type="currency">
            <text:p>1,99 €</text:p>
          </table:table-cell>
          <table:table-cell table:style-name="ce89" table:formula="of:= 1 * [.E21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58" office:value-type="string" calcext:value-type="string">
            <text:p>ICS</text:p>
          </table:table-cell>
          <table:table-cell table:style-name="ce69" office:value-type="string" calcext:value-type="string">
            <text:p>nut; m3</text:p>
          </table:table-cell>
          <table:table-cell table:style-name="ce64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64" office:value-type="string" calcext:value-type="string">
            <text:p>1</text:p>
            <text:p>(100)</text:p>
          </table:table-cell>
          <table:table-cell table:style-name="ce76" table:formula="of:= 2.5" office:value-type="currency" office:currency="EUR" office:value="2.5" calcext:value-type="currency">
            <text:p>2,50 €</text:p>
          </table:table-cell>
          <table:table-cell table:style-name="ce88" table:formula="of:= 1 * [.E22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58" office:value-type="string" calcext:value-type="string">
            <text:p>ICS,</text:p>
            <text:p>corners of circuit board</text:p>
          </table:table-cell>
          <table:table-cell table:style-name="ce69" office:value-type="string" calcext:value-type="string">
            <text:p>washer; m3</text:p>
          </table:table-cell>
          <table:table-cell table:style-name="ce64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64" office:value-type="string" calcext:value-type="string">
            <text:p>6</text:p>
            <text:p>(100)</text:p>
          </table:table-cell>
          <table:table-cell table:style-name="ce76" table:formula="of:=1.85" office:value-type="currency" office:currency="EUR" office:value="1.85" calcext:value-type="currency">
            <text:p>1,85 €</text:p>
          </table:table-cell>
          <table:table-cell table:style-name="ce88" table:formula="of:= 6 * [.E23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62" office:value-type="string" calcext:value-type="string">
            <text:p>corners of circuit board</text:p>
          </table:table-cell>
          <table:table-cell table:style-name="ce74" office:value-type="string" calcext:value-type="string">
            <text:p>screw; 2,9mm</text:p>
          </table:table-cell>
          <table:table-cell table:style-name="ce67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67" office:value-type="string" calcext:value-type="string">
            <text:p>4</text:p>
            <text:p>(100)</text:p>
          </table:table-cell>
          <table:table-cell table:style-name="ce83" table:formula="of:= 1.75" office:value-type="currency" office:currency="EUR" office:value="1.75" calcext:value-type="currency">
            <text:p>1,75 €</text:p>
          </table:table-cell>
          <table:table-cell table:style-name="ce90" table:formula="of:= 4 * [.E24] / 100" office:value-type="currency" office:currency="EUR" office:value="0.07" calcext:value-type="currency">
            <text:p>0,07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80" table:formula="of:= SUM([.F2:.F24])" office:value-type="currency" office:currency="EUR" office:value="6.56341666666667" calcext:value-type="currency" table:number-columns-spanned="3" table:number-rows-spanned="1">
            <text:p>6,56 €</text:p>
          </table:table-cell>
          <table:covered-table-cell/>
          <table:covered-table-cell table:style-name="ce96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23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00:18:19.7066052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3T00:23:14.128418578</dc:date>
    <meta:editing-duration>PT5H36M57S</meta:editing-duration>
    <meta:editing-cycles>40</meta:editing-cycles>
    <meta:generator>LibreOffice/5.1.6.2$Linux_X86_64 LibreOffice_project/10m0$Build-2</meta:generator>
    <meta:document-statistic meta:table-count="2" meta:cell-count="379" meta:object-count="0"/>
  </office:meta>
</office:document-meta>
</file>